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ans1" svg:font-family="'Noto Sans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21">
      <style:paragraph-properties fo:margin-top="0.0402in" fo:margin-bottom="0.0402in" loext:contextual-spacing="false"/>
      <style:text-properties style:text-position="0% 100%" style:font-name="Cantarell" fo:font-weight="normal" officeooo:rsid="002c179d" officeooo:paragraph-rsid="002c179d" style:font-weight-asian="normal" style:font-weight-complex="normal"/>
    </style:style>
    <style:style style:name="P2" style:family="paragraph" style:parent-style-name="Standard" style:list-style-name="L22">
      <style:paragraph-properties fo:margin-top="0.0402in" fo:margin-bottom="0.0402in" loext:contextual-spacing="false"/>
      <style:text-properties style:text-position="0% 100%" style:font-name="Cantarell" fo:font-weight="normal" officeooo:rsid="002c179d" officeooo:paragraph-rsid="002c179d" style:font-weight-asian="normal" style:font-weight-complex="normal"/>
    </style:style>
    <style:style style:name="P3" style:family="paragraph" style:parent-style-name="Standard" style:list-style-name="L23">
      <style:paragraph-properties fo:margin-top="0.0402in" fo:margin-bottom="0.0402in" loext:contextual-spacing="false"/>
      <style:text-properties style:text-position="0% 100%" style:font-name="Cantarell" fo:font-weight="normal" officeooo:rsid="002c179d" officeooo:paragraph-rsid="002c179d" style:font-weight-asian="normal" style:font-weight-complex="normal"/>
    </style:style>
    <style:style style:name="P4" style:family="paragraph" style:parent-style-name="Standard" style:list-style-name="L24">
      <style:paragraph-properties fo:margin-top="0.0402in" fo:margin-bottom="0.0402in" loext:contextual-spacing="false"/>
      <style:text-properties style:text-position="0% 100%" style:font-name="Cantarell" fo:font-weight="normal" officeooo:rsid="002c179d" officeooo:paragraph-rsid="002c179d" style:font-weight-asian="normal" style:font-weight-complex="normal"/>
    </style:style>
    <style:style style:name="P5" style:family="paragraph" style:parent-style-name="Standard">
      <style:paragraph-properties fo:margin-top="0.0402in" fo:margin-bottom="0.0402in" loext:contextual-spacing="false"/>
      <style:text-properties style:font-name="Cantarell" fo:font-weight="bold" officeooo:rsid="0009aba6" officeooo:paragraph-rsid="0009aba6" style:font-weight-asian="bold" style:font-weight-complex="bold"/>
    </style:style>
    <style:style style:name="P6" style:family="paragraph" style:parent-style-name="Standard" style:list-style-name="L7">
      <style:paragraph-properties fo:margin-top="0.0402in" fo:margin-bottom="0.0402in" loext:contextual-spacing="false"/>
      <style:text-properties style:font-name="Cantarell" fo:font-weight="bold" officeooo:rsid="001f2507" officeooo:paragraph-rsid="001f2507" style:font-weight-asian="bold" style:font-weight-complex="bold"/>
    </style:style>
    <style:style style:name="P7" style:family="paragraph" style:parent-style-name="Standard" style:list-style-name="L13">
      <style:paragraph-properties fo:margin-top="0.0402in" fo:margin-bottom="0.0402in" loext:contextual-spacing="false"/>
      <style:text-properties style:font-name="Cantarell" fo:font-weight="bold" officeooo:rsid="001f2507" officeooo:paragraph-rsid="001f2507" style:font-weight-asian="bold" style:font-weight-complex="bold"/>
    </style:style>
    <style:style style:name="P8" style:family="paragraph" style:parent-style-name="Standard" style:list-style-name="L7">
      <style:paragraph-properties fo:margin-top="0.0402in" fo:margin-bottom="0.0402in" loext:contextual-spacing="false"/>
      <style:text-properties style:font-name="Cantarell" fo:font-weight="bold" officeooo:rsid="001e331b" officeooo:paragraph-rsid="001e331b" style:font-weight-asian="bold" style:font-weight-complex="bold"/>
    </style:style>
    <style:style style:name="P9" style:family="paragraph" style:parent-style-name="Standard" style:list-style-name="L12">
      <style:paragraph-properties fo:margin-top="0.0402in" fo:margin-bottom="0.0402in" loext:contextual-spacing="false"/>
      <style:text-properties style:font-name="Cantarell" fo:font-weight="bold" officeooo:rsid="001e331b" officeooo:paragraph-rsid="001f2507" style:font-weight-asian="bold" style:font-weight-complex="bold"/>
    </style:style>
    <style:style style:name="P10" style:family="paragraph" style:parent-style-name="Standard" style:list-style-name="L12">
      <style:paragraph-properties fo:margin-top="0.0402in" fo:margin-bottom="0.0402in" loext:contextual-spacing="false"/>
      <style:text-properties style:font-name="Cantarell" fo:font-weight="bold" officeooo:rsid="001e331b" officeooo:paragraph-rsid="001e331b" style:font-weight-asian="bold" style:font-weight-complex="bold"/>
    </style:style>
    <style:style style:name="P11" style:family="paragraph" style:parent-style-name="Standard" style:list-style-name="L8">
      <style:paragraph-properties fo:margin-top="0.0402in" fo:margin-bottom="0.0402in" loext:contextual-spacing="false"/>
      <style:text-properties style:font-name="Cantarell" fo:font-weight="bold" officeooo:rsid="0016943a" officeooo:paragraph-rsid="0016943a" style:font-weight-asian="bold" style:font-weight-complex="bold"/>
    </style:style>
    <style:style style:name="P12" style:family="paragraph" style:parent-style-name="Standard" style:list-style-name="L8">
      <style:paragraph-properties fo:margin-top="0.0402in" fo:margin-bottom="0.0402in" loext:contextual-spacing="false"/>
      <style:text-properties style:font-name="Cantarell" fo:font-weight="bold" officeooo:rsid="00185831" officeooo:paragraph-rsid="00185831" style:font-weight-asian="bold" style:font-weight-complex="bold"/>
    </style:style>
    <style:style style:name="P13" style:family="paragraph" style:parent-style-name="Standard" style:list-style-name="L1">
      <style:paragraph-properties fo:margin-top="0.0402in" fo:margin-bottom="0.0402in" loext:contextual-spacing="false"/>
      <style:text-properties style:font-name="Cantarell" officeooo:paragraph-rsid="0009e7ec"/>
    </style:style>
    <style:style style:name="P14" style:family="paragraph" style:parent-style-name="Standard" style:list-style-name="L1">
      <style:paragraph-properties fo:margin-top="0.0402in" fo:margin-bottom="0.0402in" loext:contextual-spacing="false"/>
      <style:text-properties style:font-name="Cantarell" officeooo:paragraph-rsid="000d4d67"/>
    </style:style>
    <style:style style:name="P15" style:family="paragraph" style:parent-style-name="Standard" style:list-style-name="L2">
      <style:paragraph-properties fo:margin-top="0.0402in" fo:margin-bottom="0.0402in" loext:contextual-spacing="false"/>
      <style:text-properties style:font-name="Cantarell" officeooo:paragraph-rsid="0009aba6"/>
    </style:style>
    <style:style style:name="P16" style:family="paragraph" style:parent-style-name="Standard" style:list-style-name="L2">
      <style:paragraph-properties fo:margin-top="0.0402in" fo:margin-bottom="0.0402in" loext:contextual-spacing="false"/>
      <style:text-properties style:font-name="Cantarell" officeooo:paragraph-rsid="003a9857"/>
    </style:style>
    <style:style style:name="P17" style:family="paragraph" style:parent-style-name="Standard" style:list-style-name="L2">
      <style:paragraph-properties fo:margin-top="0.0402in" fo:margin-bottom="0.0402in" loext:contextual-spacing="false"/>
      <style:text-properties style:font-name="Cantarell" fo:font-weight="normal" officeooo:rsid="0009aba6" officeooo:paragraph-rsid="0009aba6" style:font-weight-asian="normal" style:font-weight-complex="normal"/>
    </style:style>
    <style:style style:name="P18" style:family="paragraph" style:parent-style-name="Standard" style:list-style-name="L5">
      <style:paragraph-properties fo:margin-top="0.0402in" fo:margin-bottom="0.0402in" loext:contextual-spacing="false"/>
      <style:text-properties style:font-name="Cantarell" fo:font-weight="normal" officeooo:rsid="001ae4f6" officeooo:paragraph-rsid="001ae4f6" style:font-weight-asian="normal" style:font-weight-complex="normal"/>
    </style:style>
    <style:style style:name="P19" style:family="paragraph" style:parent-style-name="Standard" style:list-style-name="L6">
      <style:paragraph-properties fo:margin-top="0.0402in" fo:margin-bottom="0.0402in" loext:contextual-spacing="false"/>
      <style:text-properties style:font-name="Cantarell" fo:font-weight="normal" officeooo:rsid="0009e7ec" officeooo:paragraph-rsid="0009e7ec" style:font-weight-asian="normal" style:font-weight-complex="normal"/>
    </style:style>
    <style:style style:name="P20" style:family="paragraph" style:parent-style-name="Standard" style:list-style-name="L16">
      <style:paragraph-properties fo:margin-top="0.0402in" fo:margin-bottom="0.0402in" loext:contextual-spacing="false"/>
      <style:text-properties style:font-name="Cantarell" fo:font-weight="normal" officeooo:rsid="0009e7ec" officeooo:paragraph-rsid="00291594" style:font-weight-asian="normal" style:font-weight-complex="normal"/>
    </style:style>
    <style:style style:name="P21" style:family="paragraph" style:parent-style-name="Standard" style:list-style-name="L16">
      <style:paragraph-properties fo:margin-top="0.0402in" fo:margin-bottom="0.0402in" loext:contextual-spacing="false"/>
      <style:text-properties style:font-name="Cantarell" fo:font-weight="normal" officeooo:rsid="0009e7ec" officeooo:paragraph-rsid="0029c1d8" style:font-weight-asian="normal" style:font-weight-complex="normal"/>
    </style:style>
    <style:style style:name="P22" style:family="paragraph" style:parent-style-name="Standard" style:list-style-name="L13">
      <style:paragraph-properties fo:margin-top="0.0402in" fo:margin-bottom="0.0402in" loext:contextual-spacing="false"/>
      <style:text-properties style:font-name="Cantarell" fo:font-weight="normal" officeooo:rsid="001f2507" officeooo:paragraph-rsid="001f2507" style:font-weight-asian="normal" style:font-weight-complex="normal"/>
    </style:style>
    <style:style style:name="P23" style:family="paragraph" style:parent-style-name="Standard" style:list-style-name="L14">
      <style:paragraph-properties fo:margin-top="0.0402in" fo:margin-bottom="0.0402in" loext:contextual-spacing="false"/>
      <style:text-properties style:font-name="Cantarell" fo:font-weight="normal" officeooo:rsid="00202093" officeooo:paragraph-rsid="00202093" style:font-weight-asian="normal" style:font-weight-complex="normal"/>
    </style:style>
    <style:style style:name="P24" style:family="paragraph" style:parent-style-name="Standard" style:list-style-name="L15">
      <style:paragraph-properties fo:margin-top="0.0402in" fo:margin-bottom="0.0402in" loext:contextual-spacing="false"/>
      <style:text-properties style:font-name="Cantarell" fo:font-weight="normal" officeooo:rsid="002332e2" officeooo:paragraph-rsid="002332e2" style:font-weight-asian="normal" style:font-weight-complex="normal"/>
    </style:style>
    <style:style style:name="P25" style:family="paragraph" style:parent-style-name="Standard" style:list-style-name="L16">
      <style:paragraph-properties fo:margin-top="0.0402in" fo:margin-bottom="0.0402in" loext:contextual-spacing="false"/>
      <style:text-properties style:font-name="Cantarell" fo:font-weight="normal" officeooo:rsid="00268a9a" officeooo:paragraph-rsid="00268a9a" style:font-weight-asian="normal" style:font-weight-complex="normal"/>
    </style:style>
    <style:style style:name="P26" style:family="paragraph" style:parent-style-name="Standard" style:list-style-name="L16">
      <style:paragraph-properties fo:margin-top="0.0402in" fo:margin-bottom="0.0402in" loext:contextual-spacing="false"/>
      <style:text-properties style:font-name="Cantarell" fo:font-weight="normal" officeooo:rsid="00268a9a" officeooo:paragraph-rsid="00291594" style:font-weight-asian="normal" style:font-weight-complex="normal"/>
    </style:style>
    <style:style style:name="P27" style:family="paragraph" style:parent-style-name="Standard" style:list-style-name="L17">
      <style:paragraph-properties fo:margin-top="0.0402in" fo:margin-bottom="0.0402in" loext:contextual-spacing="false"/>
      <style:text-properties style:font-name="Cantarell" fo:font-weight="normal" officeooo:rsid="002b3511" officeooo:paragraph-rsid="002b3511" style:font-weight-asian="normal" style:font-weight-complex="normal"/>
    </style:style>
    <style:style style:name="P28" style:family="paragraph" style:parent-style-name="Standard" style:list-style-name="L18">
      <style:paragraph-properties fo:margin-top="0.0402in" fo:margin-bottom="0.0402in" loext:contextual-spacing="false"/>
      <style:text-properties style:font-name="Cantarell" fo:font-weight="normal" officeooo:rsid="00291594" officeooo:paragraph-rsid="00291594" style:font-weight-asian="normal" style:font-weight-complex="normal"/>
    </style:style>
    <style:style style:name="P29" style:family="paragraph" style:parent-style-name="Standard" style:list-style-name="L19">
      <style:paragraph-properties fo:margin-top="0.0402in" fo:margin-bottom="0.0402in" loext:contextual-spacing="false"/>
      <style:text-properties style:font-name="Cantarell" fo:font-weight="normal" officeooo:rsid="00291594" officeooo:paragraph-rsid="00493ce7" style:font-weight-asian="normal" style:font-weight-complex="normal"/>
    </style:style>
    <style:style style:name="P30" style:family="paragraph" style:parent-style-name="Standard" style:list-style-name="L20">
      <style:paragraph-properties fo:margin-top="0.0402in" fo:margin-bottom="0.0402in" loext:contextual-spacing="false"/>
      <style:text-properties style:font-name="Cantarell" fo:font-weight="normal" officeooo:rsid="00291594" officeooo:paragraph-rsid="00291594" style:font-weight-asian="normal" style:font-weight-complex="normal"/>
    </style:style>
    <style:style style:name="P31" style:family="paragraph" style:parent-style-name="Standard" style:list-style-name="L3">
      <style:paragraph-properties fo:margin-top="0.0402in" fo:margin-bottom="0.0402in" loext:contextual-spacing="false"/>
      <style:text-properties style:font-name="Cantarell" officeooo:rsid="000b650c" officeooo:paragraph-rsid="000d4d67"/>
    </style:style>
    <style:style style:name="P32" style:family="paragraph" style:parent-style-name="Standard" style:list-style-name="L4">
      <style:paragraph-properties fo:margin-top="0.0402in" fo:margin-bottom="0.0402in" loext:contextual-spacing="false"/>
      <style:text-properties style:font-name="Cantarell" officeooo:rsid="000b650c" officeooo:paragraph-rsid="000feedd"/>
    </style:style>
    <style:style style:name="P33" style:family="paragraph" style:parent-style-name="Standard" style:list-style-name="L4">
      <style:paragraph-properties fo:margin-top="0.0402in" fo:margin-bottom="0.0402in" loext:contextual-spacing="false"/>
      <style:text-properties style:font-name="Cantarell" officeooo:rsid="000b650c" officeooo:paragraph-rsid="0037983f"/>
    </style:style>
    <style:style style:name="P34" style:family="paragraph" style:parent-style-name="Standard" style:list-style-name="L4">
      <style:paragraph-properties fo:margin-top="0.0402in" fo:margin-bottom="0.0402in" loext:contextual-spacing="false"/>
      <style:text-properties style:font-name="Cantarell" officeooo:rsid="000b650c" officeooo:paragraph-rsid="003828b9"/>
    </style:style>
    <style:style style:name="P35" style:family="paragraph" style:parent-style-name="Standard" style:list-style-name="L2">
      <style:paragraph-properties fo:margin-top="0.0402in" fo:margin-bottom="0.0402in" loext:contextual-spacing="false"/>
      <style:text-properties style:font-name="Cantarell" officeooo:rsid="000b650c" officeooo:paragraph-rsid="003732fe"/>
    </style:style>
    <style:style style:name="P36" style:family="paragraph" style:parent-style-name="Standard" style:list-style-name="L2">
      <style:paragraph-properties fo:margin-top="0.0402in" fo:margin-bottom="0.0402in" loext:contextual-spacing="false"/>
      <style:text-properties style:font-name="Cantarell" officeooo:rsid="000b650c" officeooo:paragraph-rsid="003bf37c"/>
    </style:style>
    <style:style style:name="P37" style:family="paragraph" style:parent-style-name="Standard" style:list-style-name="L5">
      <style:paragraph-properties fo:margin-top="0.0402in" fo:margin-bottom="0.0402in" loext:contextual-spacing="false"/>
      <style:text-properties style:font-name="Cantarell" officeooo:rsid="001ae4f6" officeooo:paragraph-rsid="001c44bb"/>
    </style:style>
    <style:style style:name="P38" style:family="paragraph" style:parent-style-name="Standard" style:list-style-name="L5">
      <style:paragraph-properties fo:margin-top="0.0402in" fo:margin-bottom="0.0402in" loext:contextual-spacing="false"/>
      <style:text-properties style:font-name="Cantarell" officeooo:paragraph-rsid="001c44bb"/>
    </style:style>
    <style:style style:name="P39" style:family="paragraph" style:parent-style-name="Standard" style:list-style-name="L9">
      <style:paragraph-properties fo:margin-top="0.0402in" fo:margin-bottom="0.0402in" loext:contextual-spacing="false"/>
      <style:text-properties style:font-name="Cantarell" officeooo:paragraph-rsid="001a39c1"/>
    </style:style>
    <style:style style:name="P40" style:family="paragraph" style:parent-style-name="Standard" style:list-style-name="L10">
      <style:paragraph-properties fo:margin-top="0.0402in" fo:margin-bottom="0.0402in" loext:contextual-spacing="false"/>
      <style:text-properties style:font-name="Cantarell" officeooo:paragraph-rsid="001a39c1"/>
    </style:style>
    <style:style style:name="P41" style:family="paragraph" style:parent-style-name="Standard" style:list-style-name="L10">
      <style:paragraph-properties fo:margin-top="0.0402in" fo:margin-bottom="0.0402in" loext:contextual-spacing="false"/>
      <style:text-properties style:font-name="Cantarell" officeooo:paragraph-rsid="003411a1"/>
    </style:style>
    <style:style style:name="P42" style:family="paragraph" style:parent-style-name="Standard" style:list-style-name="L11">
      <style:paragraph-properties fo:margin-top="0.0402in" fo:margin-bottom="0.0402in" loext:contextual-spacing="false"/>
      <style:text-properties style:font-name="Cantarell" officeooo:paragraph-rsid="003411a1"/>
    </style:style>
    <style:style style:name="P43" style:family="paragraph" style:parent-style-name="Standard" style:list-style-name="L2">
      <style:paragraph-properties fo:margin-top="0.0402in" fo:margin-bottom="0.0402in" loext:contextual-spacing="false"/>
      <style:text-properties style:font-name="Cantarell" officeooo:rsid="003732fe" officeooo:paragraph-rsid="003732fe"/>
    </style:style>
    <style:style style:name="P44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officeooo:paragraph-rsid="0009e7ec"/>
    </style:style>
    <style:style style:name="P45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officeooo:paragraph-rsid="0009aba6"/>
    </style:style>
    <style:style style:name="P46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officeooo:paragraph-rsid="000b650c"/>
    </style:style>
    <style:style style:name="P47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officeooo:paragraph-rsid="000ed6c8"/>
    </style:style>
    <style:style style:name="P48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officeooo:rsid="001ae4f6" officeooo:paragraph-rsid="001ae4f6"/>
    </style:style>
    <style:style style:name="P49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fo:font-weight="normal" officeooo:rsid="0009e7ec" officeooo:paragraph-rsid="0009e7ec" style:font-weight-asian="normal" style:font-weight-complex="normal"/>
    </style:style>
    <style:style style:name="P50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fo:font-weight="normal" officeooo:rsid="001e331b" officeooo:paragraph-rsid="001e331b" style:font-weight-asian="normal" style:font-weight-complex="normal"/>
    </style:style>
    <style:style style:name="P51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fo:font-weight="normal" officeooo:rsid="0016943a" officeooo:paragraph-rsid="0016943a" style:font-weight-asian="normal" style:font-weight-complex="normal"/>
    </style:style>
    <style:style style:name="P52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fo:font-weight="normal" officeooo:rsid="003411a1" officeooo:paragraph-rsid="003411a1" style:font-weight-asian="normal" style:font-weight-complex="normal"/>
    </style:style>
    <style:style style:name="P53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fo:font-weight="normal" officeooo:rsid="001f2507" officeooo:paragraph-rsid="001f2507" style:font-weight-asian="normal" style:font-weight-complex="normal"/>
    </style:style>
    <style:style style:name="P54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fo:font-weight="normal" officeooo:rsid="00202093" officeooo:paragraph-rsid="00202093" style:font-weight-asian="normal" style:font-weight-complex="normal"/>
    </style:style>
    <style:style style:name="P55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fo:font-weight="normal" officeooo:rsid="002332e2" officeooo:paragraph-rsid="002332e2" style:font-weight-asian="normal" style:font-weight-complex="normal"/>
    </style:style>
    <style:style style:name="P56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fo:font-weight="normal" officeooo:rsid="00268a9a" officeooo:paragraph-rsid="00268a9a" style:font-weight-asian="normal" style:font-weight-complex="normal"/>
    </style:style>
    <style:style style:name="P57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fo:font-weight="normal" officeooo:rsid="002b3511" officeooo:paragraph-rsid="002b3511" style:font-weight-asian="normal" style:font-weight-complex="normal"/>
    </style:style>
    <style:style style:name="P58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fo:font-weight="normal" officeooo:rsid="00291594" officeooo:paragraph-rsid="00291594" style:font-weight-asian="normal" style:font-weight-complex="normal"/>
    </style:style>
    <style:style style:name="P59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fo:font-weight="bold" officeooo:rsid="001a39c1" officeooo:paragraph-rsid="001a39c1" style:font-weight-asian="bold" style:font-weight-complex="bold"/>
    </style:style>
    <style:style style:name="P60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fo:font-weight="bold" officeooo:rsid="001a39c1" officeooo:paragraph-rsid="003411a1" style:font-weight-asian="bold" style:font-weight-complex="bold"/>
    </style:style>
    <style:style style:name="P61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officeooo:paragraph-rsid="002332e2"/>
    </style:style>
    <style:style style:name="P62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text-position="0% 100%" style:font-name="Cantarell" fo:font-weight="normal" officeooo:rsid="002c179d" officeooo:paragraph-rsid="002c179d" style:font-weight-asian="normal" style:font-weight-complex="normal"/>
    </style:style>
    <style:style style:name="T1" style:family="text">
      <style:text-properties style:font-name="Noto Sans"/>
    </style:style>
    <style:style style:name="T2" style:family="text">
      <style:text-properties style:font-name="Noto Sans" fo:font-weight="normal" style:font-weight-asian="normal" style:font-weight-complex="normal"/>
    </style:style>
    <style:style style:name="T3" style:family="text">
      <style:text-properties style:font-name="Noto Sans" fo:font-weight="normal" officeooo:rsid="0009aba6" style:font-weight-asian="normal" style:font-weight-complex="normal"/>
    </style:style>
    <style:style style:name="T4" style:family="text">
      <style:text-properties style:font-name="Noto Sans" fo:font-weight="normal" officeooo:rsid="0009e7ec" style:font-weight-asian="normal" style:font-weight-complex="normal"/>
    </style:style>
    <style:style style:name="T5" style:family="text">
      <style:text-properties style:font-name="Noto Sans" fo:font-weight="normal" officeooo:rsid="000b060d" style:font-weight-asian="normal" style:font-weight-complex="normal"/>
    </style:style>
    <style:style style:name="T6" style:family="text">
      <style:text-properties style:font-name="Noto Sans" fo:font-weight="normal" officeooo:rsid="000cc458" style:font-weight-asian="normal" style:font-weight-complex="normal"/>
    </style:style>
    <style:style style:name="T7" style:family="text">
      <style:text-properties style:font-name="Noto Sans" fo:font-weight="normal" officeooo:rsid="000b650c" style:font-weight-asian="normal" style:font-weight-complex="normal"/>
    </style:style>
    <style:style style:name="T8" style:family="text">
      <style:text-properties style:font-name="Noto Sans" fo:font-weight="normal" officeooo:rsid="000d4d67" style:font-weight-asian="normal" style:font-weight-complex="normal"/>
    </style:style>
    <style:style style:name="T9" style:family="text">
      <style:text-properties style:font-name="Noto Sans" fo:font-weight="normal" officeooo:rsid="000ed6c8" style:font-weight-asian="normal" style:font-weight-complex="normal"/>
    </style:style>
    <style:style style:name="T10" style:family="text">
      <style:text-properties style:font-name="Noto Sans" fo:font-weight="normal" officeooo:rsid="000fcf7e" style:font-weight-asian="normal" style:font-weight-complex="normal"/>
    </style:style>
    <style:style style:name="T11" style:family="text">
      <style:text-properties style:font-name="Noto Sans" fo:font-weight="normal" officeooo:rsid="000feedd" style:font-weight-asian="normal" style:font-weight-complex="normal"/>
    </style:style>
    <style:style style:name="T12" style:family="text">
      <style:text-properties style:font-name="Noto Sans" fo:font-weight="normal" officeooo:rsid="00118b1f" style:font-weight-asian="normal" style:font-weight-complex="normal"/>
    </style:style>
    <style:style style:name="T13" style:family="text">
      <style:text-properties style:font-name="Noto Sans" fo:font-weight="normal" officeooo:rsid="00155765" style:font-weight-asian="normal" style:font-weight-complex="normal"/>
    </style:style>
    <style:style style:name="T14" style:family="text">
      <style:text-properties style:font-name="Noto Sans" fo:font-weight="normal" officeooo:rsid="00185831" style:font-weight-asian="normal" style:font-weight-complex="normal"/>
    </style:style>
    <style:style style:name="T15" style:family="text">
      <style:text-properties style:font-name="Noto Sans" fo:font-weight="normal" officeooo:rsid="001a39c1" style:font-weight-asian="normal" style:font-weight-complex="normal"/>
    </style:style>
    <style:style style:name="T16" style:family="text">
      <style:text-properties style:font-name="Noto Sans" fo:font-weight="normal" officeooo:rsid="001c44bb" style:font-weight-asian="normal" style:font-weight-complex="normal"/>
    </style:style>
    <style:style style:name="T17" style:family="text">
      <style:text-properties style:font-name="Noto Sans" fo:font-weight="normal" officeooo:rsid="001e331b" style:font-weight-asian="normal" style:font-weight-complex="normal"/>
    </style:style>
    <style:style style:name="T18" style:family="text">
      <style:text-properties style:font-name="Noto Sans" fo:font-weight="normal" officeooo:rsid="0023cb60" style:font-weight-asian="normal" style:font-weight-complex="normal"/>
    </style:style>
    <style:style style:name="T19" style:family="text">
      <style:text-properties style:font-name="Noto Sans" fo:font-weight="normal" officeooo:rsid="001ae4f6" style:font-weight-asian="normal" style:font-weight-complex="normal"/>
    </style:style>
    <style:style style:name="T20" style:family="text">
      <style:text-properties style:font-name="Noto Sans" fo:font-weight="normal" officeooo:rsid="0025370c" style:font-weight-asian="normal" style:font-weight-complex="normal"/>
    </style:style>
    <style:style style:name="T21" style:family="text">
      <style:text-properties style:font-name="Noto Sans" fo:font-weight="normal" officeooo:rsid="002332e2" style:font-weight-asian="normal" style:font-weight-complex="normal"/>
    </style:style>
    <style:style style:name="T22" style:family="text">
      <style:text-properties style:font-name="Noto Sans" fo:font-weight="normal" officeooo:rsid="003732fe" style:font-weight-asian="normal" style:font-weight-complex="normal"/>
    </style:style>
    <style:style style:name="T23" style:family="text">
      <style:text-properties style:font-name="Noto Sans" fo:font-weight="normal" officeooo:rsid="003411a1" style:font-weight-asian="normal" style:font-weight-complex="normal"/>
    </style:style>
    <style:style style:name="T24" style:family="text">
      <style:text-properties style:font-name="Noto Sans" fo:font-weight="normal" officeooo:rsid="004630b9" style:font-weight-asian="normal" style:font-weight-complex="normal"/>
    </style:style>
    <style:style style:name="T25" style:family="text">
      <style:text-properties style:font-name="Noto Sans" fo:font-weight="normal" officeooo:rsid="0046d4fe" style:font-weight-asian="normal" style:font-weight-complex="normal"/>
    </style:style>
    <style:style style:name="T26" style:family="text">
      <style:text-properties style:font-name="Noto Sans" fo:font-weight="normal" officeooo:rsid="0046eeed" style:font-weight-asian="normal" style:font-weight-complex="normal"/>
    </style:style>
    <style:style style:name="T27" style:family="text">
      <style:text-properties style:font-name="Noto Sans" fo:font-style="italic" fo:font-weight="normal" officeooo:rsid="000d4d67" style:font-style-asian="italic" style:font-weight-asian="normal" style:font-style-complex="italic" style:font-weight-complex="normal"/>
    </style:style>
    <style:style style:name="T28" style:family="text">
      <style:text-properties style:font-name="Noto Sans" officeooo:rsid="00291594"/>
    </style:style>
    <style:style style:name="T29" style:family="text">
      <style:text-properties style:font-name="Noto Sans" officeooo:rsid="0009e7ec"/>
    </style:style>
    <style:style style:name="T30" style:family="text">
      <style:text-properties style:font-name="Noto Sans" officeooo:rsid="0029c1d8"/>
    </style:style>
    <style:style style:name="T31" style:family="text">
      <style:text-properties style:font-name="Noto Sans1"/>
    </style:style>
    <style:style style:name="T32" style:family="text">
      <style:text-properties style:font-name="Noto Sans1" fo:font-weight="normal" officeooo:rsid="0009aba6" style:font-weight-asian="normal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185831" style:font-weight-asian="normal" style:font-weight-complex="normal"/>
    </style:style>
    <style:style style:name="T35" style:family="text">
      <style:text-properties fo:font-weight="normal" officeooo:rsid="0016943a" style:font-weight-asian="normal" style:font-weight-complex="normal"/>
    </style:style>
    <style:style style:name="T36" style:family="text">
      <style:text-properties fo:font-weight="normal" officeooo:rsid="001a39c1" style:font-weight-asian="normal" style:font-weight-complex="normal"/>
    </style:style>
    <style:style style:name="T37" style:family="text">
      <style:text-properties fo:font-weight="normal" officeooo:rsid="001e331b" style:font-weight-asian="normal" style:font-weight-complex="normal"/>
    </style:style>
    <style:style style:name="T38" style:family="text">
      <style:text-properties fo:font-weight="normal" officeooo:rsid="001ae4f6" style:font-weight-asian="normal" style:font-weight-complex="normal"/>
    </style:style>
    <style:style style:name="T39" style:family="text">
      <style:text-properties fo:font-weight="normal" officeooo:rsid="002fe46a" style:font-weight-asian="normal" style:font-weight-complex="normal"/>
    </style:style>
    <style:style style:name="T40" style:family="text">
      <style:text-properties fo:font-weight="normal" officeooo:rsid="00408025" style:font-weight-asian="normal" style:font-weight-complex="normal"/>
    </style:style>
    <style:style style:name="T41" style:family="text">
      <style:text-properties fo:font-weight="normal" officeooo:rsid="00421477" style:font-weight-asian="normal" style:font-weight-complex="normal"/>
    </style:style>
    <style:style style:name="T42" style:family="text">
      <style:text-properties fo:font-weight="normal" officeooo:rsid="0009aba6" style:font-weight-asian="normal" style:font-weight-complex="normal"/>
    </style:style>
    <style:style style:name="T43" style:family="text">
      <style:text-properties fo:font-weight="normal" officeooo:rsid="0009e7ec" style:font-weight-asian="normal" style:font-weight-complex="normal"/>
    </style:style>
    <style:style style:name="T44" style:family="text">
      <style:text-properties fo:font-weight="normal" officeooo:rsid="000b060d" style:font-weight-asian="normal" style:font-weight-complex="normal"/>
    </style:style>
    <style:style style:name="T45" style:family="text">
      <style:text-properties fo:font-weight="normal" officeooo:rsid="000d4d67" style:font-weight-asian="normal" style:font-weight-complex="normal"/>
    </style:style>
    <style:style style:name="T46" style:family="text">
      <style:text-properties fo:font-weight="normal" officeooo:rsid="004630b9" style:font-weight-asian="normal" style:font-weight-complex="normal"/>
    </style:style>
    <style:style style:name="T47" style:family="text">
      <style:text-properties fo:font-weight="normal" officeooo:rsid="0046d4fe" style:font-weight-asian="normal" style:font-weight-complex="normal"/>
    </style:style>
    <style:style style:name="T48" style:family="text">
      <style:text-properties fo:font-weight="normal" officeooo:rsid="0046eeed" style:font-weight-asian="normal" style:font-weight-complex="normal"/>
    </style:style>
    <style:style style:name="T49" style:family="text">
      <style:text-properties fo:font-weight="normal" officeooo:rsid="000b650c" style:font-weight-asian="normal" style:font-weight-complex="normal"/>
    </style:style>
    <style:style style:name="T50" style:family="text">
      <style:text-properties fo:font-weight="normal" officeooo:rsid="000ed6c8" style:font-weight-asian="normal" style:font-weight-complex="normal"/>
    </style:style>
    <style:style style:name="T51" style:family="text">
      <style:text-properties fo:font-weight="normal" officeooo:rsid="000fcf7e" style:font-weight-asian="normal" style:font-weight-complex="normal"/>
    </style:style>
    <style:style style:name="T52" style:family="text">
      <style:text-properties fo:font-weight="normal" officeooo:rsid="000cc458" style:font-weight-asian="normal" style:font-weight-complex="normal"/>
    </style:style>
    <style:style style:name="T53" style:family="text">
      <style:text-properties fo:font-weight="normal" officeooo:rsid="00118b1f" style:font-weight-asian="normal" style:font-weight-complex="normal"/>
    </style:style>
    <style:style style:name="T54" style:family="text">
      <style:text-properties fo:font-weight="normal" officeooo:rsid="000feedd" style:font-weight-asian="normal" style:font-weight-complex="normal"/>
    </style:style>
    <style:style style:name="T55" style:family="text">
      <style:text-properties fo:font-weight="normal" officeooo:rsid="00155765" style:font-weight-asian="normal" style:font-weight-complex="normal"/>
    </style:style>
    <style:style style:name="T56" style:family="text">
      <style:text-properties fo:font-weight="normal" officeooo:rsid="001c44bb" style:font-weight-asian="normal" style:font-weight-complex="normal"/>
    </style:style>
    <style:style style:name="T57" style:family="text">
      <style:text-properties fo:font-weight="normal" officeooo:rsid="003411a1" style:font-weight-asian="normal" style:font-weight-complex="normal"/>
    </style:style>
    <style:style style:name="T58" style:family="text">
      <style:text-properties fo:font-weight="normal" officeooo:rsid="002332e2" style:font-weight-asian="normal" style:font-weight-complex="normal"/>
    </style:style>
    <style:style style:name="T59" style:family="text">
      <style:text-properties fo:font-weight="normal" officeooo:rsid="0025370c" style:font-weight-asian="normal" style:font-weight-complex="normal"/>
    </style:style>
    <style:style style:name="T60" style:family="text">
      <style:text-properties fo:font-weight="normal" officeooo:rsid="0023cb60" style:font-weight-asian="normal" style:font-weight-complex="normal"/>
    </style:style>
    <style:style style:name="T61" style:family="text">
      <style:text-properties fo:font-weight="normal" officeooo:rsid="003732fe" style:font-weight-asian="normal" style:font-weight-complex="normal"/>
    </style:style>
    <style:style style:name="T62" style:family="text">
      <style:text-properties style:text-position="sub 58%"/>
    </style:style>
    <style:style style:name="T63" style:family="text">
      <style:text-properties style:text-position="sub 58%" fo:font-weight="normal" style:font-weight-asian="normal" style:font-weight-complex="normal"/>
    </style:style>
    <style:style style:name="T64" style:family="text">
      <style:text-properties style:text-position="sub 58%" fo:font-weight="normal" officeooo:rsid="001a39c1" style:font-weight-asian="normal" style:font-weight-complex="normal"/>
    </style:style>
    <style:style style:name="T65" style:family="text">
      <style:text-properties style:text-position="sub 58%" fo:font-weight="normal" officeooo:rsid="002fe46a" style:font-weight-asian="normal" style:font-weight-complex="normal"/>
    </style:style>
    <style:style style:name="T66" style:family="text">
      <style:text-properties style:text-position="sub 58%" fo:font-weight="normal" officeooo:rsid="003411a1" style:font-weight-asian="normal" style:font-weight-complex="normal"/>
    </style:style>
    <style:style style:name="T67" style:family="text">
      <style:text-properties style:text-position="sub 58%" style:font-name="Noto Sans" fo:font-weight="normal" style:font-weight-asian="normal" style:font-weight-complex="normal"/>
    </style:style>
    <style:style style:name="T68" style:family="text">
      <style:text-properties style:text-position="sub 58%" style:font-name="Noto Sans" fo:font-weight="normal" officeooo:rsid="003411a1" style:font-weight-asian="normal" style:font-weight-complex="normal"/>
    </style:style>
    <style:style style:name="T69" style:family="text"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0" style:family="text"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31ba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1" style:family="text"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3260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2" style:family="text"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325b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3" style:family="text">
      <style:text-properties fo:color="#000000" style:text-outline="false" style:text-line-through-style="none" style:text-line-through-type="none" style:font-name="Noto Sans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74" style:family="text">
      <style:text-properties fo:color="#000000" style:text-outline="false" style:text-line-through-style="none" style:text-line-through-type="none" style:font-name="Noto Sans" fo:font-size="12pt" fo:font-style="normal" fo:text-shadow="none" style:text-underline-style="none" officeooo:rsid="00325b8b" style:font-size-asian="12pt" style:font-style-asian="normal" style:font-size-complex="12pt" style:font-style-complex="normal" style:text-overline-style="none" style:text-overline-color="font-color"/>
    </style:style>
    <style:style style:name="T75" style:family="text">
      <style:text-properties fo:color="#000000" style:text-outline="false" style:text-line-through-style="none" style:text-line-through-type="none" style:font-name="Noto Sans" fo:font-size="12pt" fo:font-style="normal" fo:text-shadow="none" style:text-underline-style="none" officeooo:rsid="0031ba32" style:font-size-asian="12pt" style:font-style-asian="normal" style:font-size-complex="12pt" style:font-style-complex="normal" style:text-overline-style="none" style:text-overline-color="font-color"/>
    </style:style>
    <style:style style:name="T76" style:family="text">
      <style:text-properties fo:color="#000000" style:text-outline="false" style:text-line-through-style="none" style:text-line-through-type="none" style:font-name="Noto Sans" fo:font-size="12pt" fo:font-style="normal" fo:text-shadow="none" style:text-underline-style="none" officeooo:rsid="001f2507" style:font-size-asian="12pt" style:font-style-asian="normal" style:font-size-complex="12pt" style:font-style-complex="normal" style:text-overline-style="none" style:text-overline-color="font-color"/>
    </style:style>
    <style:style style:name="T77" style:family="text">
      <style:text-properties fo:color="#000000" style:text-outline="false" style:text-line-through-style="none" style:text-line-through-type="none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78" style:family="text">
      <style:text-properties fo:color="#000000" style:text-outline="false" style:text-line-through-style="none" style:text-line-through-type="none" fo:font-size="12pt" fo:font-style="normal" fo:text-shadow="none" style:text-underline-style="none" officeooo:rsid="001f2507" style:font-size-asian="12pt" style:font-style-asian="normal" style:font-size-complex="12pt" style:font-style-complex="normal" style:text-overline-style="none" style:text-overline-color="font-color"/>
    </style:style>
    <style:style style:name="T79" style:family="text">
      <style:text-properties fo:color="#000000" style:text-outline="false" style:text-line-through-style="none" style:text-line-through-type="none" fo:font-size="12pt" fo:font-style="normal" fo:text-shadow="none" style:text-underline-style="none" officeooo:rsid="00325b8b" style:font-size-asian="12pt" style:font-style-asian="normal" style:font-size-complex="12pt" style:font-style-complex="normal" style:text-overline-style="none" style:text-overline-color="font-color"/>
    </style:style>
    <style:style style:name="T80" style:family="text">
      <style:text-properties fo:color="#000000" style:text-outline="false" style:text-line-through-style="none" style:text-line-through-type="none" fo:font-size="12pt" fo:font-style="normal" fo:text-shadow="none" style:text-underline-style="none" officeooo:rsid="0031ba32" style:font-size-asian="12pt" style:font-style-asian="normal" style:font-size-complex="12pt" style:font-style-complex="normal" style:text-overline-style="none" style:text-overline-color="font-color"/>
    </style:style>
    <style:style style:name="T8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31ba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3260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325b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5" style:family="text">
      <style:text-properties style:text-position="0% 100%"/>
    </style:style>
    <style:style style:name="T86" style:family="text">
      <style:text-properties style:text-position="0% 100%" fo:font-weight="normal" officeooo:rsid="001a39c1" style:font-weight-asian="normal" style:font-weight-complex="normal"/>
    </style:style>
    <style:style style:name="T87" style:family="text">
      <style:text-properties style:text-position="0% 100%" fo:font-weight="normal" officeooo:rsid="002fe46a" style:font-weight-asian="normal" style:font-weight-complex="normal"/>
    </style:style>
    <style:style style:name="T88" style:family="text">
      <style:text-properties style:text-position="0% 100%" fo:font-weight="normal" officeooo:rsid="001f2507" style:font-weight-asian="normal" style:font-weight-complex="normal"/>
    </style:style>
    <style:style style:name="T89" style:family="text">
      <style:text-properties style:text-position="0% 100%" style:font-name="Noto Sans" fo:font-weight="normal" officeooo:rsid="001f2507" style:font-weight-asian="normal" style:font-weight-complex="normal"/>
    </style:style>
    <style:style style:name="T90" style:family="text">
      <style:text-properties officeooo:rsid="00408025"/>
    </style:style>
    <style:style style:name="T91" style:family="text">
      <style:text-properties fo:font-style="italic" fo:font-weight="normal" officeooo:rsid="000d4d67" style:font-style-asian="italic" style:font-weight-asian="normal" style:font-style-complex="italic" style:font-weight-complex="normal"/>
    </style:style>
    <style:style style:name="T92" style:family="text">
      <style:text-properties officeooo:rsid="00291594"/>
    </style:style>
    <style:style style:name="T93" style:family="text">
      <style:text-properties officeooo:rsid="0029c1d8"/>
    </style:style>
    <style:style style:name="T94" style:family="text">
      <style:text-properties officeooo:rsid="0009e7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honetic And Phonological Changes</text:p>
      <text:p text:style-name="P44"><text:span text:style-name="T42">C</text:span><text:span text:style-name="T43">hange of stress-accent into a pitch-accent. Stressed syllables now are realized with a high pitch, </text:span><text:span text:style-name="T44">while unstressed syllables have lower pitch, </text:span><text:span text:style-name="T45">let </text:span><text:span text:style-name="T91">S</text:span><text:span text:style-name="T45"> be any syllable</text:span><text:span text:style-name="T43">:</text:span></text:p>
      <text:list xml:id="list2725448243" text:style-name="L1">
        <text:list-item>
          <text:p text:style-name="P13"><text:span text:style-name="T43">/ˈ</text:span><text:span text:style-name="T44">S/ &gt; /S˥/</text:span></text:p>
        </text:list-item>
        <text:list-item>
          <text:p text:style-name="P14"><text:span text:style-name="T44">/</text:span><text:span text:style-name="T45">S/ &gt; </text:span><text:span text:style-name="T44">/S˨/</text:span></text:p>
        </text:list-item>
      </text:list>
      <text:p text:style-name="P45"><text:span text:style-name="T46">E</text:span><text:span text:style-name="T47">jective </text:span><text:span text:style-name="T48">5</text:span><text:span text:style-name="T42">plosives shifts into voiced plosives followed by epenthetic vowel and a glottal stop:</text:span></text:p>
      <text:list xml:id="list1615900761" text:style-name="L2">
        <text:list-item>
          <text:p text:style-name="P15"><text:span text:style-name="T42">/pʼ/ &gt; </text:span><text:span text:style-name="T44">[</text:span><text:span text:style-name="T42">bəʔ]</text:span></text:p>
        </text:list-item>
        <text:list-item>
          <text:p text:style-name="P17">/tʼ/ &gt; [dəʔ]</text:p>
        </text:list-item>
        <text:list-item>
          <text:p text:style-name="P15"><text:span text:style-name="T42">/cʼ/ &gt; [ɟəʔ]</text:span></text:p>
        </text:list-item>
        <text:list-item>
          <text:p text:style-name="P15"><text:span text:style-name="T42">/kʼ/ &gt; [gəʔ]</text:span></text:p>
        </text:list-item>
        <text:list-item>
          <text:p text:style-name="P15"><text:span text:style-name="T42">/kʷʼ/ &gt; [gʷəʔ]</text:span></text:p>
        </text:list-item>
      </text:list>
      <text:p text:style-name="P46"><text:span text:style-name="T49">Loss of pharyngeal approximant, but </text:span><text:span text:style-name="T50">leaving traces of pitch change</text:span><text:span text:style-name="T49">, </text:span><text:span text:style-name="T50">let</text:span><text:span text:style-name="T49"> </text:span><text:span text:style-name="T51">S</text:span><text:span text:style-name="T49"> </text:span><text:span text:style-name="T50">be</text:span><text:span text:style-name="T49"> any </text:span><text:span text:style-name="T52">syllable </text:span><text:span text:style-name="T53">slice containing the nucleus</text:span><text:span text:style-name="T49">:</text:span></text:p>
      <text:list xml:id="list2500257616" text:style-name="L3">
        <text:list-item>
          <text:p text:style-name="P31"><text:span text:style-name="T33">/ʕ</text:span><text:span text:style-name="T51">S</text:span><text:span text:style-name="T44">˥</text:span><text:span text:style-name="T33">/ </text:span><text:span text:style-name="T45">&gt; /</text:span><text:span text:style-name="T51">S</text:span><text:span text:style-name="T45">˥˧/</text:span></text:p>
        </text:list-item>
        <text:list-item>
          <text:p text:style-name="P31"><text:span text:style-name="T33">/ʕ</text:span><text:span text:style-name="T51">S</text:span><text:span text:style-name="T44">˨</text:span><text:span text:style-name="T33">/ </text:span><text:span text:style-name="T45">&gt; /</text:span><text:span text:style-name="T51">S</text:span><text:span text:style-name="T45">˧˩/</text:span></text:p>
        </text:list-item>
        <text:list-item>
          <text:p text:style-name="P31"><text:span text:style-name="T33">/</text:span><text:span text:style-name="T51">S</text:span><text:span text:style-name="T33">ʕ</text:span><text:span text:style-name="T44">˥</text:span><text:span text:style-name="T33">/ </text:span><text:span text:style-name="T50">&gt; /</text:span><text:span text:style-name="T51">S</text:span><text:span text:style-name="T50">˧˥/</text:span></text:p>
        </text:list-item>
        <text:list-item>
          <text:p text:style-name="P31"><text:span text:style-name="T52">/</text:span><text:span text:style-name="T51">S</text:span><text:span text:style-name="T52">ʕ</text:span><text:span text:style-name="T44">˨</text:span><text:span text:style-name="T52">/ </text:span><text:span text:style-name="T50">&gt; /</text:span><text:span text:style-name="T51">S</text:span><text:bookmark-start text:name="__DdeLink__3754_531135274"/><text:span text:style-name="T50">˩˧</text:span><text:bookmark-end text:name="__DdeLink__3754_531135274"/><text:span text:style-name="T50">/</text:span></text:p>
        </text:list-item>
      </text:list>
      <text:p text:style-name="P47"><text:span text:style-name="T50">Pharyngeal fricative shifts to a velar fricative, but leaving traces of pitch change, let </text:span><text:span text:style-name="T51">S</text:span><text:span text:style-name="T50"> be any syllable </text:span><text:span text:style-name="T54">slice </text:span><text:span text:style-name="T53">containing the nucleus</text:span><text:span text:style-name="T50">:</text:span></text:p>
      <text:list xml:id="list1056460638" text:style-name="L4">
        <text:list-item>
          <text:p text:style-name="P32"><text:span text:style-name="T33">/</text:span><text:span text:style-name="T51">ħS</text:span><text:span text:style-name="T44">˥</text:span><text:span text:style-name="T33">, </text:span><text:span text:style-name="T51">ħS</text:span><text:span text:style-name="T45">˥˧</text:span><text:span text:style-name="T33">/ </text:span><text:span text:style-name="T45">&gt; /</text:span><text:span text:style-name="T51">xS</text:span><text:span text:style-name="T45">˥˧/</text:span></text:p>
        </text:list-item>
        <text:list-item>
          <text:p text:style-name="P33"><text:span text:style-name="T45">/</text:span><text:span text:style-name="T51">ħS</text:span><text:span text:style-name="T50">˧˥</text:span><text:span text:style-name="T45">/ &gt; /</text:span><text:span text:style-name="T51">xS</text:span><text:span text:style-name="T44">˥</text:span><text:span text:style-name="T45">/</text:span></text:p>
        </text:list-item>
        <text:list-item>
          <text:p text:style-name="P32"><text:span text:style-name="T33">/</text:span><text:span text:style-name="T51">ħS</text:span><text:span text:style-name="T44">˨</text:span><text:span text:style-name="T33">, </text:span><text:span text:style-name="T51">ħS</text:span><text:span text:style-name="T45">˧˩</text:span><text:span text:style-name="T33">/ </text:span><text:span text:style-name="T45">&gt; /</text:span><text:span text:style-name="T51">xS</text:span><text:span text:style-name="T45">˧˩/</text:span></text:p>
        </text:list-item>
        <text:list-item>
          <text:p text:style-name="P33"><text:span text:style-name="T45">/</text:span><text:span text:style-name="T51">ħS</text:span><text:span text:style-name="T50">˩˧</text:span><text:span text:style-name="T45">/ &gt; /</text:span><text:span text:style-name="T51">xS</text:span><text:span text:style-name="T44">˨</text:span><text:span text:style-name="T45">/</text:span></text:p>
        </text:list-item>
        <text:list-item>
          <text:p text:style-name="P32"><text:span text:style-name="T33">/</text:span><text:span text:style-name="T51">Sħ</text:span><text:span text:style-name="T44">˥</text:span><text:span text:style-name="T33">, </text:span><text:span text:style-name="T51">Sħ</text:span><text:span text:style-name="T50">˧˥</text:span><text:span text:style-name="T33">/ </text:span><text:span text:style-name="T50">&gt; /</text:span><text:span text:style-name="T51">Sx</text:span><text:span text:style-name="T50">˧˥/</text:span></text:p>
        </text:list-item>
        <text:list-item>
          <text:p text:style-name="P34"><text:span text:style-name="T50">/</text:span><text:span text:style-name="T51">Sħ</text:span><text:span text:style-name="T45">˥˧</text:span><text:span text:style-name="T50">/ &gt; /</text:span><text:span text:style-name="T51">Sx</text:span><text:span text:style-name="T44">˥</text:span><text:span text:style-name="T50">/</text:span></text:p>
        </text:list-item>
        <text:list-item>
          <text:p text:style-name="P32"><text:span text:style-name="T52">/</text:span><text:span text:style-name="T51">Sħ</text:span><text:span text:style-name="T44">˨</text:span><text:span text:style-name="T52">, </text:span><text:span text:style-name="T51">Sħ</text:span><text:span text:style-name="T50">˩˧</text:span><text:span text:style-name="T52">/ </text:span><text:span text:style-name="T50">&gt; /</text:span><text:span text:style-name="T51">Sx</text:span><text:span text:style-name="T50">˩˧/</text:span></text:p>
        </text:list-item>
        <text:list-item>
          <text:p text:style-name="P34"><text:span text:style-name="T52">/</text:span><text:span text:style-name="T51">Sħ</text:span><text:span text:style-name="T45">˧˩</text:span><text:span text:style-name="T52">/ </text:span><text:span text:style-name="T50">&gt; /</text:span><text:span text:style-name="T51">Sx</text:span><text:span text:style-name="T44">˨</text:span><text:span text:style-name="T50">/</text:span></text:p>
        </text:list-item>
      </text:list>
      <text:p text:style-name="P48"><text:span text:style-name="T55">D</text:span><text:span text:style-name="T33">ue to the loss of pharyngeals, the single phonemic height vowel system is split in two </text:span><text:span text:style-name="T37">(</text:span><text:span text:style-name="T33">front and non-front vowels</text:span><text:span text:style-name="T37">):</text:span></text:p>
      <text:list xml:id="list2587556391" text:style-name="L5">
        <text:list-item>
          <text:p text:style-name="P18">/a(ː)/ &gt; /æ(ː), <text:s/>ɑ(ː)/</text:p>
        </text:list-item>
        <text:list-item>
          <text:p text:style-name="P37"><text:span text:style-name="T33">/e</text:span><text:span text:style-name="T56">(</text:span><text:span text:style-name="T33">ː</text:span><text:span text:style-name="T56">)</text:span><text:span text:style-name="T33">/ &gt; /e</text:span><text:span text:style-name="T56">(</text:span><text:span text:style-name="T33">ː</text:span><text:span text:style-name="T56">)</text:span><text:span text:style-name="T33">, o</text:span><text:span text:style-name="T56">(</text:span><text:span text:style-name="T33">ː</text:span><text:span text:style-name="T56">)</text:span><text:span text:style-name="T33">/</text:span></text:p>
        </text:list-item>
        <text:list-item>
          <text:p text:style-name="P38"><text:span text:style-name="T38">/i</text:span><text:span text:style-name="T56">(</text:span><text:span text:style-name="T38">ː</text:span><text:span text:style-name="T56">)</text:span><text:span text:style-name="T38">/ &gt; /i</text:span><text:span text:style-name="T56">(</text:span><text:span text:style-name="T38">ː</text:span><text:span text:style-name="T56">)</text:span><text:span text:style-name="T38">, u</text:span><text:span text:style-name="T56">(</text:span><text:span text:style-name="T38">ː</text:span><text:span text:style-name="T56">)</text:span><text:span text:style-name="T38">/</text:span></text:p>
        </text:list-item>
      </text:list>
      <text:p text:style-name="P49">Allophonic voicing of fricatives between voiced sounds:</text:p>
      <text:list xml:id="list2292664050" text:style-name="L6">
        <text:list-item>
          <text:p text:style-name="P19">/ɸ/ &gt; [β]</text:p>
        </text:list-item>
        <text:list-item>
          <text:p text:style-name="P19"><text:soft-page-break/>/s/ &gt; [z]</text:p>
        </text:list-item>
        <text:list-item>
          <text:p text:style-name="P19">/x/ &gt; [ɣ]</text:p>
        </text:list-item>
        <text:list-item>
          <text:p text:style-name="P19">/xʷ/ &gt; [ɣʷ]</text:p>
        </text:list-item>
      </text:list>
      <text:p text:style-name="P50">Shift of back unrounded vowel allophones to central vowels:</text:p>
      <text:list xml:id="list3157352317" text:style-name="L7">
        <text:list-item>
          <text:p text:style-name="P6"><text:span text:style-name="T33">[</text:span><text:span text:style-name="T82">ɑ</text:span><text:span text:style-name="T81">(</text:span><text:span text:style-name="T82">ː</text:span><text:span text:style-name="T81">)</text:span><text:span text:style-name="T33">] &gt; [</text:span><text:span text:style-name="T83">ä</text:span><text:span text:style-name="T81">(</text:span><text:span text:style-name="T82">ː</text:span><text:span text:style-name="T81">)</text:span><text:span text:style-name="T33">]</text:span></text:p>
        </text:list-item>
        <text:list-item>
          <text:p text:style-name="P8"><text:span text:style-name="T33">[</text:span><text:span text:style-name="T82">ɤ̞</text:span><text:span text:style-name="T33">] &gt; [</text:span><text:span text:style-name="T83">ə</text:span><text:span text:style-name="T33">]</text:span></text:p>
        </text:list-item>
        <text:list-item>
          <text:p text:style-name="P8"><text:span text:style-name="T33">[</text:span><text:span text:style-name="T82">ɤ̞ə̯</text:span><text:span text:style-name="T81">] &gt; [</text:span><text:span text:style-name="T83">ə</text:span><text:span text:style-name="T82">ː</text:span><text:span text:style-name="T81">]</text:span></text:p>
        </text:list-item>
        <text:list-item>
          <text:p text:style-name="P8"><text:span text:style-name="T81">[</text:span><text:span text:style-name="T82">ɯ</text:span><text:span text:style-name="T81">] &gt; [</text:span><text:span text:style-name="T83">ɨ</text:span><text:span text:style-name="T81">]</text:span></text:p>
        </text:list-item>
        <text:list-item>
          <text:p text:style-name="P8"><text:span text:style-name="T81">[</text:span><text:span text:style-name="T82">ɯə̯</text:span><text:span text:style-name="T81">] &gt; [</text:span><text:span text:style-name="T83">ɨ</text:span><text:span text:style-name="T82">ə̯</text:span><text:span text:style-name="T81">] &gt; [</text:span><text:span text:style-name="T83">ɨ.</text:span><text:span text:style-name="T81">ə]</text:span></text:p>
        </text:list-item>
      </text:list>
      <text:p text:style-name="P51">Shortening of vowels when realized as central vowels:</text:p>
      <text:list xml:id="list877509684" text:style-name="L8">
        <text:list-item>
          <text:p text:style-name="P11"><text:span text:style-name="T33">[äː] </text:span><text:span text:style-name="T34">&gt; [ä]</text:span></text:p>
        </text:list-item>
        <text:list-item>
          <text:p text:style-name="P12"><text:span text:style-name="T33">[ə</text:span><text:span text:style-name="T35">ː</text:span><text:span text:style-name="T33">] &gt; [ə]</text:span></text:p>
        </text:list-item>
        <text:list-item>
          <text:p text:style-name="P12"><text:span text:style-name="T33">[ɨ</text:span><text:span text:style-name="T35">ː</text:span><text:span text:style-name="T33">] &gt; [ɨ]</text:span></text:p>
        </text:list-item>
      </text:list>
      <text:p text:style-name="P59"><text:span text:style-name="T35">D</text:span><text:span text:style-name="T33">eletion of </text:span><text:span text:style-name="T40">high </text:span><text:span text:style-name="T33">short </text:span><text:span text:style-name="T40">non-front vowel</text:span><text:span text:style-name="T33"> when centra</text:span><text:span text:style-name="T40">l; </text:span><text:span text:style-name="T41">voiced fricatives now phonemic</text:span><text:span text:style-name="T33">:</text:span></text:p>
      <text:list xml:id="list1170393871" text:style-name="L9">
        <text:list-item>
          <text:p text:style-name="P39"><text:span text:style-name="T34">[ɨ] </text:span><text:span text:style-name="T36">&gt; ∅</text:span></text:p>
        </text:list-item>
      </text:list>
      <text:p text:style-name="P60"><text:span text:style-name="T33">Syllables whose nucleus was an [</text:span><text:span text:style-name="T34">ɨ</text:span><text:span text:style-name="T33">] have inner consonants deleted when composed of more than 3 consonants, </text:span><text:span text:style-name="T37">a tone T is discarted; </text:span><text:span text:style-name="T39">double consonants become simple</text:span><text:span text:style-name="T37">:</text:span></text:p>
      <text:list xml:id="list1134241586" text:style-name="L10">
        <text:list-item>
          <text:p text:style-name="P40"><text:span text:style-name="T33">/C</text:span><text:span text:style-name="T63">1</text:span><text:span text:style-name="T33">C</text:span><text:span text:style-name="T63">2</text:span><text:span text:style-name="T33"> … C</text:span><text:span text:style-name="T63">3 </text:span><text:span text:style-name="T37">T/</text:span><text:span text:style-name="T33"> &gt; /C</text:span><text:span text:style-name="T63">1</text:span><text:span text:style-name="T33">C</text:span><text:span text:style-name="T63">2</text:span><text:span text:style-name="T33">C</text:span><text:span text:style-name="T63">3</text:span>/</text:p>
        </text:list-item>
        <text:list-item>
          <text:p text:style-name="P41"><text:span text:style-name="T86">/C</text:span><text:span text:style-name="T64">1</text:span><text:span text:style-name="T86">C</text:span><text:span text:style-name="T64">1</text:span><text:span text:style-name="T86">/ </text:span><text:span text:style-name="T87">&gt; /C</text:span><text:span text:style-name="T65">1</text:span><text:span text:style-name="T87">/</text:span></text:p>
        </text:list-item>
      </text:list>
      <text:p text:style-name="P52">Words composed of only consonants have an epenthetic vowel inserted:</text:p>
      <text:list xml:id="list3913492927" text:style-name="L11">
        <text:list-item>
          <text:p text:style-name="P42"><text:span text:style-name="T57">/C</text:span><text:span text:style-name="T66">1</text:span><text:span text:style-name="T57">C</text:span><text:span text:style-name="T66">2</text:span><text:span text:style-name="T57">C</text:span><text:span text:style-name="T66">3</text:span><text:span text:style-name="T57">/ &gt; /C</text:span><text:span text:style-name="T66">1</text:span><text:span text:style-name="T57">C</text:span><text:span text:style-name="T66">2</text:span><text:span text:style-name="T88">ɜ</text:span><text:span text:style-name="T57">C</text:span><text:span text:style-name="T66">3</text:span><text:span text:style-name="T57">/</text:span></text:p>
        </text:list-item>
      </text:list>
      <text:p text:style-name="P50">Deletion of <text:span text:style-name="T90">labiovelar approximant</text:span> before vowels, splitting the non-front vowels that are short non-high in two (central and back vowels):</text:p>
      <text:list xml:id="list3767602601" text:style-name="L12">
        <text:list-item>
          <text:p text:style-name="P9"><text:span text:style-name="T33">/</text:span><text:span text:style-name="T38">ɑ/ </text:span><text:span text:style-name="T33">&gt; /a, </text:span><text:span text:style-name="T84">ɒ</text:span><text:span text:style-name="T38">/</text:span></text:p>
        </text:list-item>
        <text:list-item>
          <text:p text:style-name="P10"><text:span text:style-name="T38">/</text:span><text:span text:style-name="T33">o/ &gt; /ə, o/</text:span></text:p>
        </text:list-item>
      </text:list>
      <text:p text:style-name="P53">Lowering of mid vowels to low-mid vowels:</text:p>
      <text:list xml:id="list3218192110" text:style-name="L13">
        <text:list-item>
          <text:p text:style-name="P7"><text:span text:style-name="T33">/e(</text:span><text:span text:style-name="T82">ː</text:span><text:span text:style-name="T81">)</text:span><text:span text:style-name="T33">/ = [e̞(</text:span><text:span text:style-name="T82">ː</text:span><text:span text:style-name="T81">)</text:span><text:span text:style-name="T33">] &gt; /ɛ(</text:span><text:span text:style-name="T82">ː</text:span><text:span text:style-name="T81">)</text:span><text:span text:style-name="T33">/</text:span></text:p>
        </text:list-item>
        <text:list-item>
          <text:p text:style-name="P22">/ə/ &gt; /ɜ/</text:p>
        </text:list-item>
        <text:list-item>
          <text:p text:style-name="P7"><text:span text:style-name="T33">/o(</text:span><text:span text:style-name="T82">ː</text:span><text:span text:style-name="T81">)</text:span><text:span text:style-name="T33">/ = [o̞(</text:span><text:span text:style-name="T82">ː</text:span><text:span text:style-name="T81">)</text:span><text:span text:style-name="T33">] &gt; /ɔ(</text:span><text:span text:style-name="T82">ː</text:span><text:span text:style-name="T81">)</text:span><text:span text:style-name="T33">/</text:span></text:p>
        </text:list-item>
      </text:list>
      <text:p text:style-name="P54">Raising of low back and low front vowels:</text:p>
      <text:list xml:id="list388026235" text:style-name="L14">
        <text:list-item>
          <text:p text:style-name="P23">/<text:span text:style-name="T79">ɒ</text:span><text:span text:style-name="T78">(</text:span><text:span text:style-name="T80">ː</text:span><text:span text:style-name="T78">)/ </text:span><text:span text:style-name="T77">&gt; /</text:span><text:span text:style-name="T78">ɔ(</text:span><text:span text:style-name="T80">ː</text:span><text:span text:style-name="T78">)/</text:span></text:p>
        </text:list-item>
        <text:list-item>
          <text:p text:style-name="P23"><text:span text:style-name="T78">/</text:span><text:span text:style-name="T77">æ</text:span><text:span text:style-name="T78">(</text:span><text:span text:style-name="T80">ː</text:span><text:span text:style-name="T78">)/ </text:span><text:span text:style-name="T77">&gt; /</text:span><text:span text:style-name="T78">ɛ(</text:span><text:span text:style-name="T80">ː</text:span><text:span text:style-name="T78">)</text:span><text:span text:style-name="T77">/</text:span></text:p>
        </text:list-item>
      </text:list>
      <text:p text:style-name="P61"><text:span text:style-name="T58">Lost of allophonic epenthetic vowel and glottal stop after voiced plosives, </text:span><text:span text:style-name="T59">leaving traces of pitch change</text:span><text:span text:style-name="T58">, </text:span><text:span text:style-name="T60">let S be any syllable slice containing the nucleus</text:span><text:span text:style-name="T58">:</text:span></text:p>
      <text:list xml:id="list163618184040771" text:continue-list="list1615900761" text:style-name="L2">
        <text:list-item>
          <text:p text:style-name="P35"><text:soft-page-break/><text:span text:style-name="T59">[</text:span><text:span text:style-name="T42">əʔ</text:span><text:span text:style-name="T60">S</text:span><text:span text:style-name="T44">˥, </text:span><text:span text:style-name="T42">əʔ</text:span><text:span text:style-name="T60">S</text:span><text:span text:style-name="T45">˥˧</text:span><text:span text:style-name="T59">]</text:span><text:span text:style-name="T33"> </text:span><text:span text:style-name="T45">&gt; /</text:span><text:span text:style-name="T51">S</text:span><text:span text:style-name="T45">˥˧/</text:span></text:p>
        </text:list-item>
        <text:list-item>
          <text:p text:style-name="P43"><text:span text:style-name="T45">[</text:span><text:span text:style-name="T42">əʔ</text:span><text:span text:style-name="T60">S</text:span><text:span text:style-name="T44">˨, </text:span><text:span text:style-name="T59">ə</text:span><text:span text:style-name="T42">ʔ</text:span><text:span text:style-name="T60">S</text:span><text:span text:style-name="T45">˧˩</text:span><text:span text:style-name="T33">] &gt; /S</text:span><text:span text:style-name="T45">˧˩</text:span><text:span text:style-name="T33">/</text:span></text:p>
        </text:list-item>
        <text:list-item>
          <text:p text:style-name="P36"><text:span text:style-name="T59">[</text:span><text:span text:style-name="T42">əʔ</text:span><text:span text:style-name="T60">S</text:span><text:span text:style-name="T50">˧˥</text:span><text:span text:style-name="T59">]</text:span><text:span text:style-name="T33"> </text:span><text:span text:style-name="T45">&gt; /</text:span><text:span text:style-name="T51">S</text:span><text:span text:style-name="T44">˥</text:span><text:span text:style-name="T45">/</text:span></text:p>
        </text:list-item>
        <text:list-item>
          <text:p text:style-name="P16"><text:span text:style-name="T45">[</text:span><text:span text:style-name="T59">ə</text:span><text:span text:style-name="T42">ʔ</text:span><text:span text:style-name="T60">S</text:span><text:span text:style-name="T50">˩˧</text:span><text:span text:style-name="T61">] &gt; </text:span><text:span text:style-name="T55">/</text:span><text:span text:style-name="T51">S</text:span><text:span text:style-name="T44">˨</text:span><text:span text:style-name="T51">/</text:span></text:p>
        </text:list-item>
      </text:list>
      <text:p text:style-name="P55">Affrication of palatals:</text:p>
      <text:list xml:id="list1450977851" text:style-name="L15">
        <text:list-item>
          <text:p text:style-name="P24">/c/ &gt; /ȶ͡ɕ/</text:p>
        </text:list-item>
        <text:list-item>
          <text:p text:style-name="P24">/ɟ/ &gt; /ȡ͡ʑ/</text:p>
        </text:list-item>
      </text:list>
      <text:p text:style-name="P56">Reinterpretation of labiovelars as simply velars followed by a labiovelar approximant:</text:p>
      <text:list xml:id="list3911704716" text:style-name="L16">
        <text:list-item>
          <text:p text:style-name="P25">/kʷ/ &gt; /kw/</text:p>
        </text:list-item>
        <text:list-item>
          <text:p text:style-name="P25">/gʷ/ &gt; /gw/</text:p>
        </text:list-item>
        <text:list-item>
          <text:p text:style-name="P26">/xʷ/ &gt; /xw/</text:p>
        </text:list-item>
        <text:list-item>
          <text:p text:style-name="P26">/xʷ/ &gt; /xw/</text:p>
        </text:list-item>
        <text:list-item>
          <text:p text:style-name="P20">/ɣʷ/ <text:span text:style-name="T92">&gt; /</text:span>ɣ<text:span text:style-name="T92">w/</text:span></text:p>
        </text:list-item>
        <text:list-item>
          <text:p text:style-name="P21"><text:span text:style-name="T92">/</text:span><text:span text:style-name="T93">ŋ</text:span>ʷ<text:span text:style-name="T92">/ </text:span><text:span text:style-name="T93">&gt; /ŋw/</text:span></text:p>
        </text:list-item>
      </text:list>
      <text:p text:style-name="P57">Shift of bilabial fricatives to labiodental fricatives:</text:p>
      <text:list xml:id="list354074415" text:style-name="L17">
        <text:list-item>
          <text:p text:style-name="P27">/ɸ/ &gt; /f/</text:p>
        </text:list-item>
        <text:list-item>
          <text:p text:style-name="P27">/β/ &gt; /v/</text:p>
        </text:list-item>
      </text:list>
      <text:p text:style-name="P58">Palatalization of velar fricatives next to palatal consonants and front vowels:</text:p>
      <text:list xml:id="list4005190531" text:style-name="L18">
        <text:list-item>
          <text:p text:style-name="P28">/x/ &gt; [ɕ]</text:p>
        </text:list-item>
        <text:list-item>
          <text:p text:style-name="P28">/<text:span text:style-name="T94">ɣ/ </text:span>&gt; [ʑ]</text:p>
        </text:list-item>
      </text:list>
      <text:p text:style-name="P58">Deletion of palatal approximant and palatal affricates near to palatalized velars:</text:p>
      <text:list xml:id="list261028195" text:style-name="L19">
        <text:list-item>
          <text:p text:style-name="P29">/ȶ͡ɕx, xȶ͡ɕ, ȡ͡ʑx, xȡ͡ʑ, xj, jx/ &gt; /ɕ/</text:p>
        </text:list-item>
        <text:list-item>
          <text:p text:style-name="P29">/ȶ͡ɕɣ, ɣȶ͡ɕ, ȡ͡ʑɣ, ɣȡ͡ʑ, ɣj, jɣ/ &gt; /ʑ/</text:p>
        </text:list-item>
      </text:list>
      <text:p text:style-name="P58">Simplification of plosive clusters, let P<text:span text:style-name="T62">1</text:span><text:span text:style-name="T85"> and P</text:span><text:span text:style-name="T62">2</text:span><text:span text:style-name="T85"> be plosives:</text:span></text:p>
      <text:list xml:id="list4140769739" text:style-name="L20">
        <text:list-item>
          <text:p text:style-name="P30"><text:span text:style-name="T85">/P</text:span><text:span text:style-name="T62">1</text:span><text:span text:style-name="T85">P</text:span><text:span text:style-name="T62">2</text:span><text:span text:style-name="T85">/ &gt; /P</text:span><text:span text:style-name="T62">2</text:span><text:span text:style-name="T85">/</text:span></text:p>
        </text:list-item>
      </text:list>
      <text:p text:style-name="P62">Nasals become archiphonemic in coda position, which is labeled as /n/:</text:p>
      <text:list xml:id="list295759232" text:style-name="L21">
        <text:list-item>
          <text:p text:style-name="P1">/m, ɲ, ŋ/ &gt; /n/</text:p>
        </text:list-item>
        <text:list-item>
          <text:p text:style-name="P1">(before bilabial) /n/ &gt; [m]</text:p>
        </text:list-item>
        <text:list-item>
          <text:p text:style-name="P1">(before labiodental) /n/ &gt; [ɱ]</text:p>
        </text:list-item>
        <text:list-item>
          <text:p text:style-name="P1">(before palatal) /n/ &gt; [ȵ]</text:p>
        </text:list-item>
        <text:list-item>
          <text:p text:style-name="P1">(before velar) /n/ &gt; [ŋ] </text:p>
        </text:list-item>
      </text:list>
      <text:p text:style-name="P62">Before a vowel, palatal nasal breaks into an alveolar nasal and a palatal approximant:</text:p>
      <text:list xml:id="list595323839" text:style-name="L22">
        <text:list-item>
          <text:p text:style-name="P2">/ɲ/ &gt; /nj/</text:p>
        </text:list-item>
      </text:list>
      <text:p text:style-name="P62"><text:soft-page-break/>Remaining palatal nasal shifts into alveolar nasal:</text:p>
      <text:list xml:id="list1737776701" text:style-name="L23">
        <text:list-item>
          <text:p text:style-name="P3">/ɲ/ &gt; /n/</text:p>
        </text:list-item>
      </text:list>
      <text:p text:style-name="P62">Velar Nasal shifts into bilabial nasal:</text:p>
      <text:list xml:id="list2204492517" text:style-name="L24">
        <text:list-item>
          <text:p text:style-name="P4">/ŋ/ &gt; /m/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ans1" svg:font-family="'Noto Sans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2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8T20:23:54.835386654</meta:creation-date>
    <dc:date>2020-04-02T16:36:16.809942844</dc:date>
    <meta:editing-duration>PT20H43M13S</meta:editing-duration>
    <meta:editing-cycles>45</meta:editing-cycles>
    <meta:generator>LibreOffice/6.4.2.2$Linux_X86_64 LibreOffice_project/40$Build-2</meta:generator>
    <meta:document-statistic meta:table-count="0" meta:image-count="0" meta:object-count="0" meta:page-count="4" meta:paragraph-count="98" meta:word-count="656" meta:character-count="3298" meta:non-whitespace-character-count="2810"/>
  </office:meta>
</office:document-meta>
</file>